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ti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rdg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ilb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lati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kupfer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zink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lei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u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table:formula="of:=AVERAGE([.B1:.B12])" office:value-type="float" office:value="141.333333333333" calcext:value-type="float">
            <text:p>141.3333333333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8:42.970330955</meta:creation-date>
    <dc:date>2019-04-11T19:57:17.053358259</dc:date>
    <meta:editing-duration>P5DT19H3M56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